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5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5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5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5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5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5" office:value-type="date" office:date-value="2013-09-23">
            <text:p>2013-09-23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“Capitulo Pronosticar no es Predecir”</text:p>
          </table:table-cell>
          <table:table-cell table:style-name="ce15" office:value-type="date" office:date-value="2013-09-29">
            <text:p>2013-09-2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ata ahorcado</text:p>
          </table:table-cell>
          <table:table-cell table:style-name="ce15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14:55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09-30T02:23:44</dc:date>
    <meta:editing-cycles>37</meta:editing-cycles>
    <meta:editing-duration>PT16H29M24S</meta:editing-duration>
    <meta:document-statistic meta:table-count="2" meta:cell-count="160" meta:object-count="0"/>
  </office:meta>
</office:document-meta>
</file>